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780000004FB53854941F4C5C6FF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3152" officeooo:paragraph-rsid="000531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alps-g6638b7e08_5f_1920" draw:display-name="alps-g6638b7e08_1920" xlink:href="Pictures/1000000000000780000004FB53854941F4C5C6FF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alps-g6638b7e08_5f_1920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background-image xlink:href="Pictures/1000000000000780000004FB53854941F4C5C6FF.jp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alps-g6638b7e08_5f_1920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8T09:18:11.707954625</meta:creation-date>
    <dc:date>2022-11-21T09:33:00.644602614</dc:date>
    <meta:editing-duration>P2DT23H13M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